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2" svg:font-family="FreeSans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20pt" officeooo:rsid="000ebe38" officeooo:paragraph-rsid="000ebe38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officeooo:rsid="0012486b" officeooo:paragraph-rsid="0012486b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20pt" officeooo:rsid="0012486b" officeooo:paragraph-rsid="00136e6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30pt" officeooo:rsid="000ebe38" officeooo:paragraph-rsid="000ebe38" style:font-size-asian="30pt" style:font-size-complex="30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5pt" officeooo:rsid="0016f980" officeooo:paragraph-rsid="0016f980" style:font-size-asian="15pt" style:font-size-complex="15pt"/>
    </style:style>
    <style:style style:name="P6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font-size="15pt" style:font-size-asian="15pt" style:font-size-complex="15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5pt" officeooo:rsid="0012486b" officeooo:paragraph-rsid="00136e6c" style:font-size-asian="15pt" style:font-name-complex="Calibri1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Ubuntu" fo:font-size="15pt" officeooo:rsid="0012486b" officeooo:paragraph-rsid="0012486b" style:font-size-asian="15pt" style:font-name-complex="Calibri1" style:font-size-complex="15pt"/>
    </style:style>
    <style:style style:name="P9" style:family="paragraph" style:parent-style-name="Standard">
      <style:paragraph-properties fo:text-align="center" style:justify-single-word="false"/>
      <style:text-properties style:font-name="Ubuntu" fo:font-size="30pt" officeooo:rsid="00189072" officeooo:paragraph-rsid="00189072" style:font-size-asian="30pt" style:font-size-complex="30pt"/>
    </style:style>
    <style:style style:name="P10" style:family="paragraph" style:parent-style-name="Standard">
      <style:text-properties style:font-name="Ubuntu" officeooo:rsid="000ebe38" officeooo:paragraph-rsid="000ebe38"/>
    </style:style>
    <style:style style:name="P11" style:family="paragraph" style:parent-style-name="Standard">
      <style:paragraph-properties fo:text-align="end" style:justify-single-word="false"/>
      <style:text-properties style:font-name="Ubuntu" officeooo:rsid="000ebe38" officeooo:paragraph-rsid="000ebe38"/>
    </style:style>
    <style:style style:name="P12" style:family="paragraph" style:parent-style-name="Standard">
      <style:paragraph-properties fo:text-align="end" style:justify-single-word="false"/>
      <style:text-properties style:font-name="Ubuntu" fo:font-size="20pt" officeooo:rsid="000ebe38" officeooo:paragraph-rsid="000ebe38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Ubuntu" fo:font-size="20pt" officeooo:rsid="0012486b" officeooo:paragraph-rsid="0012486b" style:font-size-asian="20pt" style:font-size-complex="20pt"/>
    </style:style>
    <style:style style:name="T1" style:family="text">
      <style:text-properties fo:font-size="15pt" style:font-size-asian="15pt" style:font-name-complex="Calibri1" style:font-size-complex="15pt"/>
    </style:style>
    <style:style style:name="T2" style:family="text">
      <style:text-properties fo:font-size="15pt" officeooo:rsid="0015e20a" style:font-size-asian="15pt" style:font-name-complex="Calibri1" style:font-size-complex="15pt"/>
    </style:style>
    <style:style style:name="T3" style:family="text">
      <style:text-properties fo:font-size="15pt" officeooo:rsid="00189072" style:font-size-asian="15pt" style:font-name-complex="Calibri1" style:font-size-complex="15pt"/>
    </style:style>
    <style:style style:name="T4" style:family="text">
      <style:text-properties fo:font-size="15pt" officeooo:rsid="001a1803" style:font-size-asian="15pt" style:font-name-complex="Calibri1" style:font-size-complex="15pt"/>
    </style:style>
    <style:style style:name="T5" style:family="text">
      <style:text-properties fo:color="#000000" loext:opacity="100%" style:font-name="Calibri" fo:letter-spacing="normal"/>
    </style:style>
    <style:style style:name="T6" style:family="text">
      <style:text-properties fo:color="#ffc000" loext:opacity="100%" style:font-name="Calibri" fo:letter-spacing="normal"/>
    </style:style>
    <style:style style:name="T7" style:family="text">
      <style:text-properties fo:color="#ffc000" loext:opacity="100%" style:text-outline="false" style:text-line-through-style="none" style:text-line-through-type="none" style:font-name="Calibri" fo:letter-spacing="normal" fo:font-style="normal" fo:text-shadow="none" style:text-underline-style="none" fo:font-weight="normal" officeooo:rsid="0015e20a" style:letter-kerning="true" style:font-name-asian="DejaVu Sans" style:font-style-asian="normal" style:font-weight-asian="normal" style:font-name-complex="Liberation Sans2" style:text-emphasize="none"/>
    </style:style>
    <style:style style:name="T8" style:family="text">
      <style:text-properties officeooo:rsid="00189072"/>
    </style:style>
    <style:style style:name="T9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PROJECT DOCUMENT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Lit Flash Card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12"/>
      <text:p text:style-name="P11"><text:span text:style-name="T9">Created By: Viktoria Georgieva</text:span></text:p>
      <text:p text:style-name="P10"><text:soft-page-break/></text:p>
      <text:p text:style-name="P2">Desription:</text:p>
      <text:p text:style-name="P2"/>
      <text:p text:style-name="P3"><text:span text:style-name="T1">This project is an </text:span><text:span text:style-name="T3">Android app</text:span><text:span text:style-name="T2"> made with A</text:span><text:span text:style-name="T3">ndroid Studio, using Java. </text:span><text:span text:style-name="T4">It’s a helpful flash-card-like</text:span><text:span text:style-name="T3"> software </text:span><text:span text:style-name="T4">to help you learn the main characteristics about</text:span><text:span text:style-name="T3"> </text:span><text:span text:style-name="T4">all authors and literature works featured in the bulgarian matriculation exam.</text:span><text:span text:style-name="T2"> </text:span><text:span text:style-name="T3">The application can be installed on an Android phone using </text:span><text:span text:style-name="T4">an</text:span><text:span text:style-name="T3"> .apk file.</text:span></text:p>
      <text:p text:style-name="P7"/>
      <text:p text:style-name="P5">Project files and a demonstration video can be found at</text:p>
      <text:p text:style-name="P6"><text:span text:style-name="T5">GitHub: </text:span><text:span text:style-name="T6">https://github.com/vikigg/</text:span><text:span text:style-name="T7">Coding-Samples</text:span></text:p>
      <text:p text:style-name="P2"/>
      <text:p text:style-name="P2"/>
      <text:p text:style-name="P2"/>
      <text:p text:style-name="P2"><text:span text:style-name="T8">Instructions</text:span>:</text:p>
      <text:p text:style-name="P2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2" svg:font-family="FreeSans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0T16:47:35.314828093</meta:creation-date>
    <dc:date>2021-06-28T14:53:45.230456902</dc:date>
    <meta:editing-duration>PT29M59S</meta:editing-duration>
    <meta:editing-cycles>8</meta:editing-cycles>
    <meta:generator>LibreOffice/7.1.4.2$Linux_X86_64 LibreOffice_project/e19c8e005a853514adc94ef87a3fca3f43994787</meta:generator>
    <meta:document-statistic meta:table-count="0" meta:image-count="0" meta:object-count="0" meta:page-count="2" meta:paragraph-count="8" meta:word-count="72" meta:character-count="503" meta:non-whitespace-character-count="438"/>
  </office:meta>
</office:document-meta>
</file>